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fdce" officeooo:paragraph-rsid="0013fdce"/>
    </style:style>
    <style:style style:name="P2" style:family="paragraph" style:parent-style-name="Title">
      <style:text-properties officeooo:rsid="0013fdce" officeooo:paragraph-rsid="0013fdce"/>
    </style:style>
    <style:style style:name="P3" style:family="paragraph" style:parent-style-name="Text_20_body">
      <style:text-properties officeooo:rsid="0013fdce" officeooo:paragraph-rsid="0013fdce"/>
    </style:style>
    <style:style style:name="P4" style:family="paragraph" style:parent-style-name="Text_20_body">
      <style:text-properties officeooo:rsid="0016beab" officeooo:paragraph-rsid="0016beab"/>
    </style:style>
    <style:style style:name="P5" style:family="paragraph" style:parent-style-name="Text_20_body">
      <style:text-properties officeooo:rsid="00188131" officeooo:paragraph-rsid="0019af61"/>
    </style:style>
    <style:style style:name="P6" style:family="paragraph" style:parent-style-name="Text_20_body">
      <style:text-properties officeooo:rsid="0019af61" officeooo:paragraph-rsid="0019af61"/>
    </style:style>
    <style:style style:name="P7" style:family="paragraph" style:parent-style-name="Text_20_body">
      <style:text-properties officeooo:rsid="0019af61" officeooo:paragraph-rsid="001a5c23"/>
    </style:style>
    <style:style style:name="P8" style:family="paragraph" style:parent-style-name="Text_20_body" style:list-style-name="L1">
      <style:text-properties officeooo:paragraph-rsid="001f4c96"/>
    </style:style>
    <style:style style:name="P9" style:family="paragraph" style:parent-style-name="Text_20_body" style:list-style-name="L1">
      <style:text-properties officeooo:rsid="0020d88e" officeooo:paragraph-rsid="0020d88e"/>
    </style:style>
    <style:style style:name="P10" style:family="paragraph" style:parent-style-name="Text_20_body">
      <style:text-properties officeooo:rsid="0020d88e" officeooo:paragraph-rsid="0020d88e"/>
    </style:style>
    <style:style style:name="P11" style:family="paragraph" style:parent-style-name="Text_20_body">
      <style:paragraph-properties fo:margin-left="0cm" fo:margin-right="0cm" fo:text-indent="0cm" style:auto-text-indent="false"/>
      <style:text-properties style:font-name="Liberation Serif" fo:font-size="12pt"/>
    </style:style>
    <style:style style:name="P12" style:family="paragraph" style:parent-style-name="Text_20_body">
      <style:paragraph-properties fo:margin-left="0cm" fo:margin-right="0cm" fo:text-indent="0cm" style:auto-text-indent="false"/>
      <style:text-properties officeooo:rsid="0019af61" officeooo:paragraph-rsid="0019af61"/>
    </style:style>
    <style:style style:name="P13" style:family="paragraph" style:parent-style-name="Text_20_body">
      <style:paragraph-properties fo:margin-left="0cm" fo:margin-right="0cm" fo:text-indent="0cm" style:auto-text-indent="false"/>
      <style:text-properties officeooo:rsid="001d6288" officeooo:paragraph-rsid="001d6288"/>
    </style:style>
    <style:style style:name="P14" style:family="paragraph" style:parent-style-name="Text_20_body">
      <style:paragraph-properties fo:margin-left="0cm" fo:margin-right="0cm" fo:text-indent="0cm" style:auto-text-indent="false"/>
      <style:text-properties officeooo:rsid="001f4c96" officeooo:paragraph-rsid="001f4c96"/>
    </style:style>
    <style:style style:name="P15" style:family="paragraph" style:parent-style-name="Text_20_body">
      <style:paragraph-properties fo:margin-left="0.847cm" fo:margin-right="0cm" fo:text-indent="-0.847cm" style:auto-text-indent="false"/>
      <style:text-properties style:font-name="Liberation Serif" fo:font-size="12pt"/>
    </style:style>
    <style:style style:name="P16"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17" style:family="paragraph" style:parent-style-name="Heading_20_1">
      <style:text-properties officeooo:rsid="0013fdce" officeooo:paragraph-rsid="0013fdce"/>
    </style:style>
    <style:style style:name="P18" style:family="paragraph" style:parent-style-name="Heading_20_1">
      <style:text-properties officeooo:rsid="00149fb2" officeooo:paragraph-rsid="00149fb2"/>
    </style:style>
    <style:style style:name="P19" style:family="paragraph" style:parent-style-name="Heading_20_1">
      <style:text-properties officeooo:rsid="0016beab" officeooo:paragraph-rsid="0016beab"/>
    </style:style>
    <style:style style:name="P20" style:family="paragraph" style:parent-style-name="Heading_20_1">
      <style:text-properties officeooo:rsid="0019af61" officeooo:paragraph-rsid="0019af61"/>
    </style:style>
    <style:style style:name="P21" style:family="paragraph" style:parent-style-name="Heading_20_2">
      <style:text-properties officeooo:rsid="0013fdce" officeooo:paragraph-rsid="0013fdce"/>
    </style:style>
    <style:style style:name="P22" style:family="paragraph" style:parent-style-name="Heading_20_2">
      <style:text-properties officeooo:rsid="0016beab" officeooo:paragraph-rsid="0016beab"/>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Footnote">
      <style:text-properties officeooo:rsid="001bc9d0" officeooo:paragraph-rsid="001bc9d0"/>
    </style:style>
    <style:style style:name="T1" style:family="text">
      <style:text-properties style:text-position="0% 100%"/>
    </style:style>
    <style:style style:name="T2" style:family="text">
      <style:text-properties style:text-position="0% 100%" officeooo:rsid="001f2d5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a5c23" style:font-style-asian="italic" style:font-style-complex="italic"/>
    </style:style>
    <style:style style:name="T6" style:family="text">
      <style:text-properties officeooo:rsid="00188131"/>
    </style:style>
    <style:style style:name="T7" style:family="text">
      <style:text-properties officeooo:rsid="0019af61"/>
    </style:style>
    <style:style style:name="T8" style:family="text">
      <style:text-properties style:font-name="Liberation Mono"/>
    </style:style>
    <style:style style:name="T9" style:family="text">
      <style:text-properties style:font-name="Liberation Mono" officeooo:rsid="001a64ef"/>
    </style:style>
    <style:style style:name="T10" style:family="text">
      <style:text-properties officeooo:rsid="001a5c23"/>
    </style:style>
    <style:style style:name="T11" style:family="text">
      <style:text-properties officeooo:rsid="001a64ef"/>
    </style:style>
    <style:style style:name="T12" style:family="text">
      <style:text-properties officeooo:rsid="001f2d50"/>
    </style:style>
    <style:style style:name="T13" style:family="text">
      <style:text-properties officeooo:rsid="0020d88e"/>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officeooo:rsid="0022125a"/>
    </style:style>
    <style:style style:name="T17" style:family="text">
      <style:text-properties officeooo:rsid="0022fcf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ep sequencing of Plasmodium falciparum genetic crosses: a resource for the study of genome variation and meiotic recombination</text:p>
      <text:p text:style-name="P2">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485_1793745462" text:style-name="Index_20_Link" text:visited-style-name="Index_20_Link">1. Whole genome sequencing<text:tab/>1</text:a></text:p>
          <text:p text:style-name="P23"><text:a xlink:type="simple" xlink:href="#__RefHeading__78_1793745462" text:style-name="Index_20_Link" text:visited-style-name="Index_20_Link">2. Sequence alignment and genome accessibility<text:tab/>1</text:a></text:p>
          <text:p text:style-name="P23"><text:a xlink:type="simple" xlink:href="#__RefHeading__234_426319955" text:style-name="Index_20_Link" text:visited-style-name="Index_20_Link">3. Variant discovery and genotype calling<text:tab/>3</text:a></text:p>
          <text:p text:style-name="P24"><text:a xlink:type="simple" xlink:href="#__RefHeading__236_426319955" text:style-name="Index_20_Link" text:visited-style-name="Index_20_Link">3.1. Alignment-based calling method (BWA/GATK)<text:tab/>3</text:a></text:p>
          <text:p text:style-name="P24"><text:a xlink:type="simple" xlink:href="#__RefHeading__238_426319955" text:style-name="Index_20_Link" text:visited-style-name="Index_20_Link">3.2. Assembly-based calling method (Cortex)<text:tab/>3</text:a></text:p>
          <text:p text:style-name="P23"><text:a xlink:type="simple" xlink:href="#__RefHeading__487_1793745462" text:style-name="Index_20_Link" text:visited-style-name="Index_20_Link">4. Recombination analyses<text:tab/>3</text:a></text:p>
          <text:p text:style-name="P24"><text:a xlink:type="simple" xlink:href="#__RefHeading__489_1793745462" text:style-name="Index_20_Link" text:visited-style-name="Index_20_Link">4.1. Determination of maximal block length for conversion tracts<text:tab/>3</text:a></text:p>
          <text:p text:style-name="P23"><text:a xlink:type="simple" xlink:href="#__RefHeading__80_1793745462" text:style-name="Index_20_Link" text:visited-style-name="Index_20_Link">5. References<text:tab/>3</text:a></text:p>
        </text:index-body>
      </text:table-of-content>
      <text:h text:style-name="P20" text:outline-level="1"><text:bookmark-start text:name="__RefHeading__485_1793745462"/>Whole genome sequencing<text:bookmark-end text:name="__RefHeading__485_1793745462"/></text:h>
      <text:p text:style-name="P6">@@TODO</text:p>
      <text:p text:style-name="P7">Note that typically in <text:span text:style-name="T10">high throughput </text:span>sequencing studies <text:span text:style-name="T10">of humans or other higher eukaryotes </text:span>multiple sequencing runs will be obtained for each sample, then <text:span text:style-name="T10">data from each run (lane) are </text:span>combined to increase coverage. Here however <text:span text:style-name="T10">in this study </text:span>a single sequencing run was sufficient to obtain ~100X coverage <text:span text:style-name="T10">of the </text:span><text:span text:style-name="T5">P. falciparum</text:span><text:span text:style-name="T10"> genome, </text:span>so only a single sequencing run was obtained for each sample. Samples that represented biological replicates (DNA derived from the same clone but obtained from different cultures) were treated as separate samples, with separate DNA library preparation and sequencing runs. In the remainder of this document the words “sample” and “sequencing run” <text:span text:style-name="T10">can thus be considered equivalent</text:span>, <text:span text:style-name="T10">because there is always a one-to-one mapping from sample (biological replicate) to sequence run</text:span>.</text:p>
      <text:p text:style-name="P7"><text:span text:style-name="T10">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text:p>
      <text:h text:style-name="P17" text:outline-level="1"><text:bookmark-start text:name="__RefHeading__78_1793745462"/><text:span text:style-name="T6">Sequence alignment and g</text:span>enome accessibility<text:bookmark-end text:name="__RefHeading__78_1793745462"/></text:h>
      <text:p text:style-name="P5">Sequence reads from each <text:span text:style-name="T10">sample</text:span> were aligned to the 3D7 version 3 reference genome using BWA <text:soft-page-break/><text:reference-mark-start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ISSN&quot;: &quot;1367-4811&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PMID&quot;: &quot;19451168&quot;, &quot;issued&quot;: {&quot;date-parts&quot;: [[&quot;2009&quot;, &quot;7&quot;, &quot;15&quot;]]}, &quot;id&quot;: &quot;ITEM-1&quot;, &quot;type&quot;: &quot;article-journal&quot;, &quot;volume&quot;: &quot;25&quot;, &quot;container-title&quot;: &quot;Bioinformatics (Oxford, England)&quot;, &quot;issue&quot;: &quot;14&quot;, &quot;title&quot;: &quot;Fast and accurate short read alignment with Burrows-Wheeler transform.&quot;, &quot;author&quot;: [{&quot;suffix&quot;: &quot;&quot;, &quot;parse-names&quot;: false, &quot;given&quot;: &quot;Heng&quot;, &quot;dropping-particle&quot;: &quot;&quot;, &quot;non-dropping-particle&quot;: &quot;&quot;, &quot;family&quot;: &quot;Li&quot;}, {&quot;suffix&quot;: &quot;&quot;, &quot;parse-names&quot;: false, &quot;given&quot;: &quot;Richard&quot;, &quot;dropping-particle&quot;: &quot;&quot;, &quot;non-dropping-particle&quot;: &quot;&quot;, &quot;family&quot;: &quot;Durbin&quot;}], &quot;page&quot;: &quot;1754-60&quot;}}], &quot;properties&quot;: {&quot;noteIndex&quot;: 0}} RNDbfI388HYBI"/><text:span text:style-name="T1">(Li &amp; Durbin, 2009)</text:span><text:reference-mark-end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ISSN&quot;: &quot;1367-4811&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PMID&quot;: &quot;19451168&quot;, &quot;issued&quot;: {&quot;date-parts&quot;: [[&quot;2009&quot;, &quot;7&quot;, &quot;15&quot;]]}, &quot;id&quot;: &quot;ITEM-1&quot;, &quot;type&quot;: &quot;article-journal&quot;, &quot;volume&quot;: &quot;25&quot;, &quot;container-title&quot;: &quot;Bioinformatics (Oxford, England)&quot;, &quot;issue&quot;: &quot;14&quot;, &quot;title&quot;: &quot;Fast and accurate short read alignment with Burrows-Wheeler transform.&quot;, &quot;author&quot;: [{&quot;suffix&quot;: &quot;&quot;, &quot;parse-names&quot;: false, &quot;given&quot;: &quot;Heng&quot;, &quot;dropping-particle&quot;: &quot;&quot;, &quot;non-dropping-particle&quot;: &quot;&quot;, &quot;family&quot;: &quot;Li&quot;}, {&quot;suffix&quot;: &quot;&quot;, &quot;parse-names&quot;: false, &quot;given&quot;: &quot;Richard&quot;, &quot;dropping-particle&quot;: &quot;&quot;, &quot;non-dropping-particle&quot;: &quot;&quot;, &quot;family&quot;: &quot;Durbin&quot;}], &quot;page&quot;: &quot;1754-60&quot;}}], &quot;properties&quot;: {&quot;noteIndex&quot;: 0}} RNDbfI388HYBI"/>⁠ <text:span text:style-name="T7">version 0.6.1-r104 </text:span>with the following parameter settings:</text:p>
      <text:p text:style-name="P16">bwa aln -<text:span text:style-name="T7">n 0.01 -k 4 <text:line-break/>bwa sampe</text:span></text:p>
      <text:p text:style-name="P12">We found that the non-default parameters to the <text:span text:style-name="T8">aln</text:span> command serve<text:span text:style-name="T11">d</text:span> to slightly increase the sensitivity and improve consistency of the alignment in regions with clusters of SNPs, such as the polymorphisms found at the chloroquine resistance locus <text:reference-mark-start text:name="ADDIN CSL_CITATION {&quot;schema&quot;: &quot;https://github.com/citation-style-language/schema/raw/master/csl-citation.json&quot;, &quot;mendeley&quot;: {&quot;formattedCitation&quot;: &quot;(Fidock et al., 2000)&quot;, &quot;plainTextFormattedCitation&quot;: &quot;(Fidock et al., 2000)&quot;, &quot;previouslyFormattedCitation&quot;: &quot;(Fidock et al., 2000)&quot;}, &quot;citationItems&quot;: [{&quot;id&quot;: &quot;ITEM-1&quot;, &quot;uris&quot;: [&quot;http://www.mendeley.com/documents/?uuid=27dd16b3-6107-4285-8010-9f27fd4a3ae8&quot;], &quot;itemData&quot;: {&quot;ISSN&quot;: &quot;1097-2765&quot;, &quot;author&quot;: [{&quot;suffix&quot;: &quot;&quot;, &quot;parse-names&quot;: false, &quot;given&quot;: &quot;D A&quot;, &quot;dropping-particle&quot;: &quot;&quot;, &quot;non-dropping-particle&quot;: &quot;&quot;, &quot;family&quot;: &quot;Fidock&quot;}, {&quot;suffix&quot;: &quot;&quot;, &quot;parse-names&quot;: false, &quot;given&quot;: &quot;T&quot;, &quot;dropping-particle&quot;: &quot;&quot;, &quot;non-dropping-particle&quot;: &quot;&quot;, &quot;family&quot;: &quot;Nomura&quot;}, {&quot;suffix&quot;: &quot;&quot;, &quot;parse-names&quot;: false, &quot;given&quot;: &quot;A K&quot;, &quot;dropping-particle&quot;: &quot;&quot;, &quot;non-dropping-particle&quot;: &quot;&quot;, &quot;family&quot;: &quot;Talley&quot;}, {&quot;suffix&quot;: &quot;&quot;, &quot;parse-names&quot;: false, &quot;given&quot;: &quot;R A&quot;, &quot;dropping-particle&quot;: &quot;&quot;, &quot;non-dropping-particle&quot;: &quot;&quot;, &quot;family&quot;: &quot;Cooper&quot;}, {&quot;suffix&quot;: &quot;&quot;, &quot;parse-names&quot;: false, &quot;given&quot;: &quot;S M&quot;, &quot;dropping-particle&quot;: &quot;&quot;, &quot;non-dropping-particle&quot;: &quot;&quot;, &quot;family&quot;: &quot;Dzekunov&quot;}, {&quot;suffix&quot;: &quot;&quot;, &quot;parse-names&quot;: false, &quot;given&quot;: &quot;M T&quot;, &quot;dropping-particle&quot;: &quot;&quot;, &quot;non-dropping-particle&quot;: &quot;&quot;, &quot;family&quot;: &quot;Ferdig&quot;}, {&quot;suffix&quot;: &quot;&quot;, &quot;parse-names&quot;: false, &quot;given&quot;: &quot;L M&quot;, &quot;dropping-particle&quot;: &quot;&quot;, &quot;non-dropping-particle&quot;: &quot;&quot;, &quot;family&quot;: &quot;Ursos&quot;}, {&quot;suffix&quot;: &quot;&quot;, &quot;parse-names&quot;: false, &quot;given&quot;: &quot;A B&quot;, &quot;dropping-particle&quot;: &quot;&quot;, &quot;non-dropping-particle&quot;: &quot;&quot;, &quot;family&quot;: &quot;Sidhu&quot;}, {&quot;suffix&quot;: &quot;&quot;, &quot;parse-names&quot;: false, &quot;given&quot;: &quot;B&quot;, &quot;dropping-particle&quot;: &quot;&quot;, &quot;non-dropping-particle&quot;: &quot;&quot;, &quot;family&quot;: &quot;Naud\u00e9&quot;}, {&quot;suffix&quot;: &quot;&quot;, &quot;parse-names&quot;: false, &quot;given&quot;: &quot;K W&quot;, &quot;dropping-particle&quot;: &quot;&quot;, &quot;non-dropping-particle&quot;: &quot;&quot;, &quot;family&quot;: &quot;Deitsch&quot;}, {&quot;suffix&quot;: &quot;&quot;, &quot;parse-names&quot;: false, &quot;given&quot;: &quot;X Z&quot;, &quot;dropping-particle&quot;: &quot;&quot;, &quot;non-dropping-particle&quot;: &quot;&quot;, &quot;family&quot;: &quot;Su&quot;}, {&quot;suffix&quot;: &quot;&quot;, &quot;parse-names&quot;: false, &quot;given&quot;: &quot;J C&quot;, &quot;dropping-particle&quot;: &quot;&quot;, &quot;non-dropping-particle&quot;: &quot;&quot;, &quot;family&quot;: &quot;Wootton&quot;}, {&quot;suffix&quot;: &quot;&quot;, &quot;parse-names&quot;: false, &quot;given&quot;: &quot;P D&quot;, &quot;dropping-particle&quot;: &quot;&quot;, &quot;non-dropping-particle&quot;: &quot;&quot;, &quot;family&quot;: &quot;Roepe&quot;}, {&quot;suffix&quot;: &quot;&quot;, &quot;parse-names&quot;: false, &quot;given&quot;: &quot;T E&quot;, &quot;dropping-particle&quot;: &quot;&quot;, &quot;non-dropping-particle&quot;: &quot;&quot;, &quot;family&quot;: &quot;Wellems&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PMID&quot;: &quot;11090624&quot;, &quot;issued&quot;: {&quot;date-parts&quot;: [[&quot;2000&quot;, &quot;10&quot;]]}, &quot;id&quot;: &quot;ITEM-1&quot;, &quot;type&quot;: &quot;article-journal&quot;, &quot;container-title&quot;: &quot;Molecular cell&quot;, &quot;issue&quot;: &quot;4&quot;, &quot;title&quot;: &quot;Mutations in the P. falciparum digestive vacuole transmembrane protein PfCRT and evidence for their role in chloroquine resistance.&quot;, &quot;volume&quot;: &quot;6&quot;, &quot;page&quot;: &quot;861-71&quot;}}], &quot;properties&quot;: {&quot;noteIndex&quot;: 0}} RND6KrVVTGMVX"/><text:span text:style-name="T1">(Fidock et al., 2000)</text:span><text:reference-mark-end text:name="ADDIN CSL_CITATION {&quot;schema&quot;: &quot;https://github.com/citation-style-language/schema/raw/master/csl-citation.json&quot;, &quot;mendeley&quot;: {&quot;formattedCitation&quot;: &quot;(Fidock et al., 2000)&quot;, &quot;plainTextFormattedCitation&quot;: &quot;(Fidock et al., 2000)&quot;, &quot;previouslyFormattedCitation&quot;: &quot;(Fidock et al., 2000)&quot;}, &quot;citationItems&quot;: [{&quot;id&quot;: &quot;ITEM-1&quot;, &quot;uris&quot;: [&quot;http://www.mendeley.com/documents/?uuid=27dd16b3-6107-4285-8010-9f27fd4a3ae8&quot;], &quot;itemData&quot;: {&quot;ISSN&quot;: &quot;1097-2765&quot;, &quot;author&quot;: [{&quot;suffix&quot;: &quot;&quot;, &quot;parse-names&quot;: false, &quot;given&quot;: &quot;D A&quot;, &quot;dropping-particle&quot;: &quot;&quot;, &quot;non-dropping-particle&quot;: &quot;&quot;, &quot;family&quot;: &quot;Fidock&quot;}, {&quot;suffix&quot;: &quot;&quot;, &quot;parse-names&quot;: false, &quot;given&quot;: &quot;T&quot;, &quot;dropping-particle&quot;: &quot;&quot;, &quot;non-dropping-particle&quot;: &quot;&quot;, &quot;family&quot;: &quot;Nomura&quot;}, {&quot;suffix&quot;: &quot;&quot;, &quot;parse-names&quot;: false, &quot;given&quot;: &quot;A K&quot;, &quot;dropping-particle&quot;: &quot;&quot;, &quot;non-dropping-particle&quot;: &quot;&quot;, &quot;family&quot;: &quot;Talley&quot;}, {&quot;suffix&quot;: &quot;&quot;, &quot;parse-names&quot;: false, &quot;given&quot;: &quot;R A&quot;, &quot;dropping-particle&quot;: &quot;&quot;, &quot;non-dropping-particle&quot;: &quot;&quot;, &quot;family&quot;: &quot;Cooper&quot;}, {&quot;suffix&quot;: &quot;&quot;, &quot;parse-names&quot;: false, &quot;given&quot;: &quot;S M&quot;, &quot;dropping-particle&quot;: &quot;&quot;, &quot;non-dropping-particle&quot;: &quot;&quot;, &quot;family&quot;: &quot;Dzekunov&quot;}, {&quot;suffix&quot;: &quot;&quot;, &quot;parse-names&quot;: false, &quot;given&quot;: &quot;M T&quot;, &quot;dropping-particle&quot;: &quot;&quot;, &quot;non-dropping-particle&quot;: &quot;&quot;, &quot;family&quot;: &quot;Ferdig&quot;}, {&quot;suffix&quot;: &quot;&quot;, &quot;parse-names&quot;: false, &quot;given&quot;: &quot;L M&quot;, &quot;dropping-particle&quot;: &quot;&quot;, &quot;non-dropping-particle&quot;: &quot;&quot;, &quot;family&quot;: &quot;Ursos&quot;}, {&quot;suffix&quot;: &quot;&quot;, &quot;parse-names&quot;: false, &quot;given&quot;: &quot;A B&quot;, &quot;dropping-particle&quot;: &quot;&quot;, &quot;non-dropping-particle&quot;: &quot;&quot;, &quot;family&quot;: &quot;Sidhu&quot;}, {&quot;suffix&quot;: &quot;&quot;, &quot;parse-names&quot;: false, &quot;given&quot;: &quot;B&quot;, &quot;dropping-particle&quot;: &quot;&quot;, &quot;non-dropping-particle&quot;: &quot;&quot;, &quot;family&quot;: &quot;Naud\u00e9&quot;}, {&quot;suffix&quot;: &quot;&quot;, &quot;parse-names&quot;: false, &quot;given&quot;: &quot;K W&quot;, &quot;dropping-particle&quot;: &quot;&quot;, &quot;non-dropping-particle&quot;: &quot;&quot;, &quot;family&quot;: &quot;Deitsch&quot;}, {&quot;suffix&quot;: &quot;&quot;, &quot;parse-names&quot;: false, &quot;given&quot;: &quot;X Z&quot;, &quot;dropping-particle&quot;: &quot;&quot;, &quot;non-dropping-particle&quot;: &quot;&quot;, &quot;family&quot;: &quot;Su&quot;}, {&quot;suffix&quot;: &quot;&quot;, &quot;parse-names&quot;: false, &quot;given&quot;: &quot;J C&quot;, &quot;dropping-particle&quot;: &quot;&quot;, &quot;non-dropping-particle&quot;: &quot;&quot;, &quot;family&quot;: &quot;Wootton&quot;}, {&quot;suffix&quot;: &quot;&quot;, &quot;parse-names&quot;: false, &quot;given&quot;: &quot;P D&quot;, &quot;dropping-particle&quot;: &quot;&quot;, &quot;non-dropping-particle&quot;: &quot;&quot;, &quot;family&quot;: &quot;Roepe&quot;}, {&quot;suffix&quot;: &quot;&quot;, &quot;parse-names&quot;: false, &quot;given&quot;: &quot;T E&quot;, &quot;dropping-particle&quot;: &quot;&quot;, &quot;non-dropping-particle&quot;: &quot;&quot;, &quot;family&quot;: &quot;Wellems&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PMID&quot;: &quot;11090624&quot;, &quot;issued&quot;: {&quot;date-parts&quot;: [[&quot;2000&quot;, &quot;10&quot;]]}, &quot;id&quot;: &quot;ITEM-1&quot;, &quot;type&quot;: &quot;article-journal&quot;, &quot;container-title&quot;: &quot;Molecular cell&quot;, &quot;issue&quot;: &quot;4&quot;, &quot;title&quot;: &quot;Mutations in the P. falciparum digestive vacuole transmembrane protein PfCRT and evidence for their role in chloroquine resistance.&quot;, &quot;volume&quot;: &quot;6&quot;, &quot;page&quot;: &quot;861-71&quot;}}], &quot;properties&quot;: {&quot;noteIndex&quot;: 0}} RND6KrVVTGMVX"/>⁠, however the vast majority of alignments are identical under the custom and default settings (data not shown). We recommend the custom settings for alignment of <text:span text:style-name="T4">P. falciparum</text:span> short sequence reads where possible, however the increased sensitivity does increase the runtime required by approximately an order of magnitude <text:span text:style-name="T16">over the default settings</text:span>, and therefore the default settings are <text:span text:style-name="T16">the only practical option </text:span>for larger numbers of samples.</text:p>
      <text:p text:style-name="P12">Various metrics were then calculated from the alignments of each <text:span text:style-name="T11">sample</text:span>. <text:span text:style-name="T11">These metrics were computed per genome position based on the pileup of aligned reads, using the program </text:span><text:span text:style-name="T9">pysamstats</text:span><text:span text:style-name="T9"><text:note text:id="ftn0" text:note-class="footnote"><text:note-citation>1</text:note-citation><text:note-body><text:p text:style-name="P25"><text:a xlink:type="simple" xlink:href="https://github.com/alimanfoo/pysamstats" text:style-name="Internet_20_link" text:visited-style-name="Visited_20_Internet_20_Link">https://github.com/alimanfoo/pysamstats</text:a> </text:p></text:note-body></text:note></text:span><text:span text:style-name="T11">, and included the total depth of coverage, percentage of reads aligned in a proper pair (i.e., in correct orientation and reasonable distance apart, as defined by the aligner), average mapping quality, percentage of reads aligned ambiguously (mapping quality zero). </text:span></text:p>
      <text:p text:style-name="P13">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text:span text:style-name="T12">sample @@X and </text:span>chromosome @@X is shown in Figure @@S<text:span text:style-name="T12">X</text:span>. <text:span text:style-name="T12">The alignments themselves were also visualised using the LookSeq web application </text:span><text:reference-mark-start text:name="ADDIN CSL_CITATION {&quot;schema&quot;: &quot;https://github.com/citation-style-language/schema/raw/master/csl-citation.json&quot;, &quot;mendeley&quot;: {&quot;formattedCitation&quot;: &quot;(Manske &amp; Kwiatkowski, 2009)&quot;, &quot;plainTextFormattedCitation&quot;: &quot;(Manske &amp; Kwiatkowski, 2009)&quot;}, &quot;citationItems&quot;: [{&quot;id&quot;: &quot;ITEM-1&quot;, &quot;uris&quot;: [&quot;http://www.mendeley.com/documents/?uuid=459ef421-ada8-4ddd-98b8-38d3a47e4004&quot;], &quot;itemData&quot;: {&quot;ISSN&quot;: &quot;1549-5469&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PMID&quot;: &quot;19679872&quot;, &quot;issued&quot;: {&quot;date-parts&quot;: [[&quot;2009&quot;, &quot;11&quot;]]}, &quot;id&quot;: &quot;ITEM-1&quot;, &quot;type&quot;: &quot;article-journal&quot;, &quot;volume&quot;: &quot;19&quot;, &quot;container-title&quot;: &quot;Genome research&quot;, &quot;issue&quot;: &quot;11&quot;, &quot;title&quot;: &quot;LookSeq: a browser-based viewer for deep sequencing data.&quot;, &quot;author&quot;: [{&quot;suffix&quot;: &quot;&quot;, &quot;parse-names&quot;: false, &quot;given&quot;: &quot;Heinrich Magnus&quot;, &quot;dropping-particle&quot;: &quot;&quot;, &quot;non-dropping-particle&quot;: &quot;&quot;, &quot;family&quot;: &quot;Manske&quot;}, {&quot;suffix&quot;: &quot;&quot;, &quot;parse-names&quot;: false, &quot;given&quot;: &quot;Dominic P&quot;, &quot;dropping-particle&quot;: &quot;&quot;, &quot;non-dropping-particle&quot;: &quot;&quot;, &quot;family&quot;: &quot;Kwiatkowski&quot;}], &quot;page&quot;: &quot;2125-32&quot;}}], &quot;properties&quot;: {&quot;noteIndex&quot;: 0}} RNDkjDZmi8F32"/><text:span text:style-name="T2">(Manske &amp; Kwiatkowski, 2009)</text:span><text:reference-mark-end text:name="ADDIN CSL_CITATION {&quot;schema&quot;: &quot;https://github.com/citation-style-language/schema/raw/master/csl-citation.json&quot;, &quot;mendeley&quot;: {&quot;formattedCitation&quot;: &quot;(Manske &amp; Kwiatkowski, 2009)&quot;, &quot;plainTextFormattedCitation&quot;: &quot;(Manske &amp; Kwiatkowski, 2009)&quot;}, &quot;citationItems&quot;: [{&quot;id&quot;: &quot;ITEM-1&quot;, &quot;uris&quot;: [&quot;http://www.mendeley.com/documents/?uuid=459ef421-ada8-4ddd-98b8-38d3a47e4004&quot;], &quot;itemData&quot;: {&quot;ISSN&quot;: &quot;1549-5469&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PMID&quot;: &quot;19679872&quot;, &quot;issued&quot;: {&quot;date-parts&quot;: [[&quot;2009&quot;, &quot;11&quot;]]}, &quot;id&quot;: &quot;ITEM-1&quot;, &quot;type&quot;: &quot;article-journal&quot;, &quot;volume&quot;: &quot;19&quot;, &quot;container-title&quot;: &quot;Genome research&quot;, &quot;issue&quot;: &quot;11&quot;, &quot;title&quot;: &quot;LookSeq: a browser-based viewer for deep sequencing data.&quot;, &quot;author&quot;: [{&quot;suffix&quot;: &quot;&quot;, &quot;parse-names&quot;: false, &quot;given&quot;: &quot;Heinrich Magnus&quot;, &quot;dropping-particle&quot;: &quot;&quot;, &quot;non-dropping-particle&quot;: &quot;&quot;, &quot;family&quot;: &quot;Manske&quot;}, {&quot;suffix&quot;: &quot;&quot;, &quot;parse-names&quot;: false, &quot;given&quot;: &quot;Dominic P&quot;, &quot;dropping-particle&quot;: &quot;&quot;, &quot;non-dropping-particle&quot;: &quot;&quot;, &quot;family&quot;: &quot;Kwiatkowski&quot;}], &quot;page&quot;: &quot;2125-32&quot;}}], &quot;properties&quot;: {&quot;noteIndex&quot;: 0}} RNDkjDZmi8F32"/><text:span text:style-name="T12">⁠, an example of which is shown in Figure @@SX.</text:span></text:p>
      <text:p text:style-name="P14">From these visualisations a clear, qualitative distinction could be seen between regions of the genome with <text:span text:style-name="T13">consistent coverage across all samples</text:span>, and regions with <text:span text:style-name="T17">significant </text:span>alignment issues <text:span text:style-name="T13">in one or more samples. To capture these large-scale qualitative differences we defined the following heuristic scheme for classifying genome regions:</text:span></text:p>
      <text:list xml:id="list5935666282224625269" text:style-name="L1">
        <text:list-item>
          <text:p text:style-name="P8"><text:span text:style-name="T15">Core</text:span><text:span text:style-name="T13"> – Regions with near-continuous coverage in all samples, with a high percentage of reads mapping in a proper pair and a negligible proportion of reads aligned ambiguously.</text:span></text:p>
        </text:list-item>
        <text:list-item>
          <text:p text:style-name="P9"><text:span text:style-name="T14">Subtelomeric Hypervariable</text:span> – Gene-containing regions towards the subtelomere of a chromosome, with patchy and/or highly variable coverage in one or more samples and/or a high percentage of ambiguous alignments.</text:p>
        </text:list-item>
        <text:list-item>
          <text:p text:style-name="P9"><text:span text:style-name="T14">Internal Hypervariable</text:span> – Gene-containing regions towards the centromere of a chromosome, with patchy and/or highly variable coverage in one or more samples and/or a high percentage of ambiguous alignments.</text:p>
        </text:list-item>
        <text:list-item>
          <text:p text:style-name="P9"><text:span text:style-name="T14">Subtelomeric Repeat</text:span> – Gene-free regions with repetitive sequence at the end of a chromosome, typically with highly variable coverage and a high percentage of ambiguous <text:soft-page-break/>alignments.</text:p>
        </text:list-item>
        <text:list-item>
          <text:p text:style-name="P9"><text:span text:style-name="T14">Centromere</text:span> – Centromere position as given in the genome annotation.</text:p>
        </text:list-item>
      </text:list>
      <text:p text:style-name="P10">Within each chromosome we defined boundaries for these regions by eye from the visualisations described above. Figure @@SX shows a map of the genome regions defined, and <text:span text:style-name="T16">Figure @@SX gives a</text:span> summary of the alignment statistics for each parental clone within each region class. <text:span text:style-name="T16">At least 99.6% of core genome positions were covered in all parents, and at least 98.8% of the core genome was covered by unambiguously mapped reads. </text:span></text:p>
      <text:p text:style-name="P10"><text:span text:style-name="T16">Our definition of the core genome is subjective and m</text:span>ore sophisticated methods could be de<text:span text:style-name="T16">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14"/>
      <text:h text:style-name="P17" text:outline-level="1"><text:bookmark-start text:name="__RefHeading__234_426319955"/>Variant discovery and genotype calling<text:bookmark-end text:name="__RefHeading__234_426319955"/></text:h>
      <text:h text:style-name="P21" text:outline-level="2"><text:bookmark-start text:name="__RefHeading__236_426319955"/>Alignment-based calling method (BWA/GATK)<text:bookmark-end text:name="__RefHeading__236_426319955"/></text:h>
      <text:p text:style-name="P1">@@TODO <text:reference-mark-start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ISSN&quot;: &quot;1367-4811&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PMID&quot;: &quot;19451168&quot;, &quot;issued&quot;: {&quot;date-parts&quot;: [[&quot;2009&quot;, &quot;7&quot;, &quot;15&quot;]]}, &quot;id&quot;: &quot;ITEM-1&quot;, &quot;type&quot;: &quot;article-journal&quot;, &quot;volume&quot;: &quot;25&quot;, &quot;container-title&quot;: &quot;Bioinformatics (Oxford, England)&quot;, &quot;issue&quot;: &quot;14&quot;, &quot;title&quot;: &quot;Fast and accurate short read alignment with Burrows-Wheeler transform.&quot;, &quot;author&quot;: [{&quot;suffix&quot;: &quot;&quot;, &quot;parse-names&quot;: false, &quot;given&quot;: &quot;Heng&quot;, &quot;dropping-particle&quot;: &quot;&quot;, &quot;non-dropping-particle&quot;: &quot;&quot;, &quot;family&quot;: &quot;Li&quot;}, {&quot;suffix&quot;: &quot;&quot;, &quot;parse-names&quot;: false, &quot;given&quot;: &quot;Richard&quot;, &quot;dropping-particle&quot;: &quot;&quot;, &quot;non-dropping-particle&quot;: &quot;&quot;, &quot;family&quot;: &quot;Durbin&quot;}], &quot;page&quot;: &quot;1754-60&quot;}}], &quot;properties&quot;: {&quot;noteIndex&quot;: 0}} RND46gq8m3uQZ"/><text:span text:style-name="T1">(Li &amp; Durbin, 2009)</text:span><text:reference-mark-end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id&quot;: &quot;ITEM-1&quot;, &quot;uris&quot;: [&quot;http://www.mendeley.com/documents/?uuid=59353d32-dddf-45cb-bbdf-dbe3503f6043&quot;], &quot;itemData&quot;: {&quot;ISSN&quot;: &quot;1367-4811&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PMID&quot;: &quot;19451168&quot;, &quot;issued&quot;: {&quot;date-parts&quot;: [[&quot;2009&quot;, &quot;7&quot;, &quot;15&quot;]]}, &quot;id&quot;: &quot;ITEM-1&quot;, &quot;type&quot;: &quot;article-journal&quot;, &quot;volume&quot;: &quot;25&quot;, &quot;container-title&quot;: &quot;Bioinformatics (Oxford, England)&quot;, &quot;issue&quot;: &quot;14&quot;, &quot;title&quot;: &quot;Fast and accurate short read alignment with Burrows-Wheeler transform.&quot;, &quot;author&quot;: [{&quot;suffix&quot;: &quot;&quot;, &quot;parse-names&quot;: false, &quot;given&quot;: &quot;Heng&quot;, &quot;dropping-particle&quot;: &quot;&quot;, &quot;non-dropping-particle&quot;: &quot;&quot;, &quot;family&quot;: &quot;Li&quot;}, {&quot;suffix&quot;: &quot;&quot;, &quot;parse-names&quot;: false, &quot;given&quot;: &quot;Richard&quot;, &quot;dropping-particle&quot;: &quot;&quot;, &quot;non-dropping-particle&quot;: &quot;&quot;, &quot;family&quot;: &quot;Durbin&quot;}], &quot;page&quot;: &quot;1754-60&quot;}}], &quot;properties&quot;: {&quot;noteIndex&quot;: 0}} RND46gq8m3uQZ"/>⁠</text:p>
      <text:h text:style-name="P21" text:outline-level="2"><text:bookmark-start text:name="__RefHeading__238_426319955"/>Assembly-based calling method (Cortex)<text:bookmark-end text:name="__RefHeading__238_426319955"/></text:h>
      <text:p text:style-name="P1">@@TODO</text:p>
      <text:h text:style-name="P19" text:outline-level="1"><text:bookmark-start text:name="__RefHeading__487_1793745462"/>Recombination analyses<text:bookmark-end text:name="__RefHeading__487_1793745462"/></text:h>
      <text:h text:style-name="P22" text:outline-level="2"><text:bookmark-start text:name="__RefHeading__489_1793745462"/>Determination of maximal block length for conversion tract<text:span text:style-name="T6">s</text:span><text:bookmark-end text:name="__RefHeading__489_1793745462"/></text:h>
      <text:p text:style-name="P4">@@TODO</text:p>
      <text:h text:style-name="P18" text:outline-level="1"><text:bookmark-start text:name="__RefHeading__80_1793745462"/>References<text:bookmark-end text:name="__RefHeading__80_1793745462"/></text:h>
      <text:section text:style-name="Sect1" text:name="ADDIN Mendeley Bibliography CSL_BIBLIOGRAPHY  RNDJT6nstpT7O">
        <text:p text:style-name="P15">Fidock, D. A., Nomura, T., Talley, A. K., Cooper, R. A., Dzekunov, S. M., Ferdig, M. T., … Wellems, T. E. (2000). Mutations in the P. falciparum digestive vacuole transmembrane protein PfCRT and evidence for their role in chloroquine resistance. <text:span text:style-name="T3">Molecular Cell</text:span>, <text:span text:style-name="T3">6</text:span>(4), 861–71. Retrieved from http://www.pubmedcentral.nih.gov/articlerender.fcgi?artid=2944663&amp;tool=pmcentrez&amp;rendertype=abstract</text:p>
        <text:p text:style-name="P15">Li, H., &amp; Durbin, R. (2009). Fast and accurate short read alignment with Burrows-Wheeler transform. <text:span text:style-name="T3">Bioinformatics (Oxford, England)</text:span>, <text:span text:style-name="T3">25</text:span>(14), 1754–60. doi:10.1093/bioinformatics/btp324</text:p>
        <text:p text:style-name="P15">Manske, H. M., &amp; Kwiatkowski, D. P. (2009). LookSeq: a browser-based viewer for deep sequencing data. <text:span text:style-name="T3">Genome Research</text:span>, <text:span text:style-name="T3">19</text:span>(11), 2125–32. doi:10.1101/gr.093443.109</text:p>
        <text:p text:style-name="P11"><text:soft-page-break/></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3T08:40:54.288562485</dc:date>
    <meta:editing-duration>PT1H8M5S</meta:editing-duration>
    <meta:editing-cycles>17</meta:editing-cycles>
    <meta:generator>LibreOffice/4.3.3.2$Linux_X86_64 LibreOffice_project/430m0$Build-2</meta:generator>
    <meta:document-statistic meta:table-count="0" meta:image-count="0" meta:object-count="0" meta:page-count="4" meta:paragraph-count="42" meta:word-count="1035" meta:character-count="6974" meta:non-whitespace-character-count="5989"/>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